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P1" style:family="paragraph" style:parent-style-name="Standard">
      <style:paragraph-properties fo:line-height="200%" fo:text-align="justify" style:justify-single-word="false"/>
      <style:text-properties style:font-name="Arial" fo:font-size="11pt" fo:language="es" fo:country="ES" fo:font-weight="bold" officeooo:rsid="00107ab1" officeooo:paragraph-rsid="00107ab1" style:font-size-asian="11pt" style:font-weight-asian="bold" style:font-size-complex="11pt" style:font-weight-complex="bold"/>
    </style:style>
    <style:style style:name="P2" style:family="paragraph" style:parent-style-name="Standard">
      <style:paragraph-properties fo:line-height="115%" fo:text-align="center" style:justify-single-word="false"/>
      <style:text-properties style:font-name="Arial" fo:font-size="11pt" fo:language="es" fo:country="ES" fo:font-weight="bold" officeooo:rsid="000fd63e" officeooo:paragraph-rsid="000fd63e" style:font-size-asian="11pt" style:font-weight-asian="bold" style:font-size-complex="11pt" style:font-weight-complex="bold"/>
    </style:style>
    <style:style style:name="P3" style:family="paragraph" style:parent-style-name="Standard">
      <style:paragraph-properties fo:line-height="200%" fo:text-align="justify" style:justify-single-word="false"/>
      <style:text-properties style:font-name="Arial" fo:font-size="11pt" fo:language="es" fo:country="ES" fo:font-weight="bold" officeooo:rsid="002173ea" officeooo:paragraph-rsid="002173ea" style:font-size-asian="11pt" style:font-weight-asian="bold" style:font-size-complex="11pt" style:font-weight-complex="bold"/>
    </style:style>
    <style:style style:name="P4" style:family="paragraph" style:parent-style-name="Standard">
      <style:paragraph-properties fo:line-height="200%" fo:text-align="justify" style:justify-single-word="false"/>
      <style:text-properties style:font-name="Arial" fo:font-size="11pt" fo:language="es" fo:country="ES" officeooo:rsid="00107ab1" officeooo:paragraph-rsid="00107ab1" style:font-size-asian="11pt" style:font-size-complex="11pt"/>
    </style:style>
    <style:style style:name="P5"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23f33" officeooo:paragraph-rsid="0014c709" style:font-size-asian="11pt" style:font-size-complex="11pt"/>
    </style:style>
    <style:style style:name="P6"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23f33" officeooo:paragraph-rsid="001f71b9" style:font-size-asian="11pt" style:font-size-complex="11pt"/>
    </style:style>
    <style:style style:name="P7"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3232f" officeooo:paragraph-rsid="0013232f" style:font-size-asian="11pt" style:font-size-complex="11pt"/>
    </style:style>
    <style:style style:name="P8"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3232f" officeooo:paragraph-rsid="0014c709" style:font-size-asian="11pt" style:font-size-complex="11pt"/>
    </style:style>
    <style:style style:name="P9"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3232f" officeooo:paragraph-rsid="001d701b" style:font-size-asian="11pt" style:font-size-complex="11pt"/>
    </style:style>
    <style:style style:name="P10"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4c709" officeooo:paragraph-rsid="0014c709" style:font-size-asian="11pt" style:font-size-complex="11pt"/>
    </style:style>
    <style:style style:name="P11"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4c709" officeooo:paragraph-rsid="00107ab1" style:font-size-asian="11pt" style:font-size-complex="11pt"/>
    </style:style>
    <style:style style:name="P12"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e38bf" officeooo:paragraph-rsid="0013232f" style:font-size-asian="11pt" style:font-size-complex="11pt"/>
    </style:style>
    <style:style style:name="P13" style:family="paragraph" style:parent-style-name="Standard">
      <style:paragraph-properties fo:line-height="115%" fo:text-align="center" style:justify-single-word="false"/>
      <style:text-properties style:font-name="Arial" fo:font-size="11pt" fo:language="es" fo:country="ES" officeooo:rsid="000fd63e" officeooo:paragraph-rsid="000fd63e" style:font-size-asian="11pt" style:font-size-complex="11pt"/>
    </style:style>
    <style:style style:name="P14" style:family="paragraph" style:parent-style-name="Standard">
      <style:paragraph-properties fo:line-height="200%" fo:text-align="justify" style:justify-single-word="false"/>
      <style:text-properties style:font-name="Arial" fo:font-size="11pt" fo:language="es" fo:country="ES" officeooo:rsid="000fd63e" officeooo:paragraph-rsid="000fd63e" style:font-size-asian="11pt" style:font-size-complex="11pt"/>
    </style:style>
    <style:style style:name="P15"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weight="normal" officeooo:rsid="001f7c2a" officeooo:paragraph-rsid="0013232f" style:font-size-asian="11pt" style:font-weight-asian="normal" style:font-size-complex="11pt" style:font-weight-complex="normal"/>
    </style:style>
    <style:style style:name="P16"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weight="normal" officeooo:rsid="001f7c2a" officeooo:paragraph-rsid="001f71b9" style:font-size-asian="11pt" style:font-weight-asian="normal" style:font-size-complex="11pt" style:font-weight-complex="normal"/>
    </style:style>
    <style:style style:name="P17"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fo:font-weight="normal" officeooo:rsid="001e38bf" officeooo:paragraph-rsid="0013232f" style:font-size-asian="11pt" style:font-weight-asian="normal" style:font-size-complex="11pt" style:font-weight-complex="normal"/>
    </style:style>
    <style:style style:name="P18" style:family="paragraph" style:parent-style-name="Standard">
      <style:paragraph-properties fo:line-height="200%" fo:text-align="justify" style:justify-single-word="false"/>
      <style:text-properties fo:font-variant="normal" fo:text-transform="none" fo:color="#222222" loext:opacity="100%" style:font-name="Arial1" fo:font-size="9.75pt" fo:letter-spacing="normal" fo:language="es" fo:country="ES" fo:font-style="normal" fo:font-weight="normal" officeooo:rsid="002173ea" officeooo:paragraph-rsid="002173ea" style:font-size-asian="11pt" style:font-weight-asian="bold" style:font-size-complex="11pt" style:font-weight-complex="bold"/>
    </style:style>
    <style:style style:name="P19" style:family="paragraph" style:parent-style-name="Standard" style:list-style-name="L1">
      <style:paragraph-properties fo:line-height="200%" fo:text-align="justify" style:justify-single-word="false"/>
      <style:text-properties style:font-name="Arial" fo:font-size="11pt" fo:language="es" fo:country="ES" fo:font-style="italic" officeooo:rsid="0013232f" officeooo:paragraph-rsid="0013232f" style:font-size-asian="11pt" style:font-style-asian="italic" style:font-size-complex="11pt" style:font-style-complex="italic"/>
    </style:style>
    <style:style style:name="P20" style:family="paragraph" style:parent-style-name="Standard" style:list-style-name="L2">
      <style:paragraph-properties fo:line-height="200%" fo:text-align="justify" style:justify-single-word="false"/>
      <style:text-properties style:font-name="Arial" fo:font-size="11pt" fo:language="es" fo:country="ES" officeooo:rsid="00168a7f" officeooo:paragraph-rsid="00168a7f" style:font-size-asian="11pt" style:font-size-complex="11pt"/>
    </style:style>
    <style:style style:name="P21"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ES" officeooo:rsid="00168a7f" officeooo:paragraph-rsid="00107ab1" style:font-size-asian="11pt" style:font-size-complex="11pt"/>
    </style:style>
    <style:style style:name="P22" style:family="paragraph" style:parent-style-name="Standard" style:list-style-name="L3">
      <style:paragraph-properties fo:line-height="200%" fo:text-align="justify" style:justify-single-word="false"/>
      <style:text-properties style:font-name="Arial" fo:font-size="11pt" fo:language="es" fo:country="ES" fo:font-weight="bold" officeooo:rsid="002173ea" officeooo:paragraph-rsid="002173ea" style:font-size-asian="11pt" style:font-weight-asian="bold" style:font-size-complex="11pt" style:font-weight-complex="bold"/>
    </style:style>
    <style:style style:name="P23" style:family="paragraph">
      <loext:graphic-properties draw:fill-color="#666666"/>
      <style:paragraph-properties fo:text-align="center"/>
    </style:style>
    <style:style style:name="T1" style:family="text">
      <style:text-properties officeooo:rsid="0013232f"/>
    </style:style>
    <style:style style:name="T2" style:family="text">
      <style:text-properties officeooo:rsid="00215abc"/>
    </style:style>
    <style:style style:name="T3" style:family="text">
      <style:text-properties officeooo:rsid="00244308"/>
    </style:style>
    <style:style style:name="T4" style:family="text">
      <style:text-properties officeooo:rsid="00205f22"/>
    </style:style>
    <style:style style:name="T5" style:family="text">
      <style:text-properties officeooo:rsid="00107ab1"/>
    </style:style>
    <style:style style:name="T6" style:family="text">
      <style:text-properties fo:font-style="normal" officeooo:rsid="00191c6b" style:font-style-asian="normal" style:font-style-complex="normal"/>
    </style:style>
    <style:style style:name="T7" style:family="text">
      <style:text-properties officeooo:rsid="00194662"/>
    </style:style>
    <style:style style:name="T8" style:family="text">
      <style:text-properties fo:font-weight="bold" style:font-weight-asian="bold" style:font-weight-complex="bold"/>
    </style:style>
    <style:style style:name="T9" style:family="text">
      <style:text-properties fo:font-weight="bold" officeooo:rsid="00107ab1"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15abc" style:font-weight-asian="normal" style:font-weight-complex="normal"/>
    </style:style>
    <style:style style:name="T12" style:family="text">
      <style:text-properties fo:font-weight="normal" officeooo:rsid="001f7c2a" style:font-weight-asian="normal" style:font-weight-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officeooo:rsid="001d701b"/>
    </style:style>
    <style:style style:name="T16" style:family="text">
      <style:text-properties officeooo:rsid="001e38bf"/>
    </style:style>
    <style:style style:name="T17" style:family="text">
      <style:text-properties officeooo:rsid="001eb7bd"/>
    </style:style>
    <style:style style:name="T18" style:family="text">
      <style:text-properties officeooo:rsid="001f369a"/>
    </style:style>
    <style:style style:name="T19" style:family="text">
      <style:text-properties officeooo:rsid="001f71b9"/>
    </style:style>
    <style:style style:name="T20" style:family="text">
      <style:text-properties officeooo:rsid="0020d5c9"/>
    </style:style>
    <style:style style:name="T21" style:family="text">
      <style:text-properties officeooo:rsid="00259eb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808080" draw:fill-color="#666666"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 NACIONAL DE ENTRE RIOS</text:p>
      <text:p text:style-name="P13">SECRETARÍA DE INVESTIGACIONES CIENTÍFICAS, TECNOLÓGICAS Y DE FORMACIÓN DE RECURSOS HUMANOS.</text:p>
      <text:p text:style-name="P2">DIRECTORES NOVELES</text:p>
      <text:p text:style-name="P13">FORMULARIO PARA LA PRESENTACIÓN DEL PROYECTO DE INVESTIGACIÓN</text:p>
      <text:p text:style-name="P14"><draw:line text:anchor-type="paragraph" draw:z-index="0" draw:name="Línea 1" draw:style-name="gr1" draw:text-style-name="P23" svg:x1="6.4992in" svg:y1="0.0882in" svg:x2="0in" svg:y2="0.0882in"><text:p/></draw:line><draw:line text:anchor-type="paragraph" draw:z-index="1" draw:name="Línea 2" draw:style-name="gr1" draw:text-style-name="P23" svg:x1="6.4992in" svg:y1="1.5043in" svg:x2="0in" svg:y2="1.5043in"><text:p/></draw:line><text:line-break/><text:span text:style-name="T9">Denominación del proyecto:</text:span><text:span text:style-name="T5"> Seguridad en la Virtualización Basada en Contenedores</text:span></text:p>
      <text:p text:style-name="P4"><text:span text:style-name="T8">Inicio del proyecto: </text:span>Agosto del 2022</text:p>
      <text:p text:style-name="P4"><text:span text:style-name="T8">Duración del proyecto (en meses):</text:span> <text:span text:style-name="T17">6</text:span> meses</text:p>
      <text:p text:style-name="P4"/>
      <text:p text:style-name="P1">Resumen (hasta 200 palabras): </text:p>
      <text:p text:style-name="P6">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text:p>
      <text:p text:style-name="P7">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 La contenedorización ofrece un buen rendimiento, con un aislamiento similar (pero inferior) al de una maquina virtual, pero aun debe lograr una madurez técnica.</text:p>
      <text:p text:style-name="P7"><text:span text:style-name="T18">Este trabajo busc</text:span><text:span text:style-name="T19">a analizar </text:span><text:span text:style-name="T18">las posibles brechas de seguridad en los distintos contextos en los que se halla un contenedor y brindar posibles soluciones a cada uno de estos problemas </text:span><text:span text:style-name="T19">de una manera eficiente</text:span><text:span text:style-name="T18">.</text:span></text:p>
      <text:p text:style-name="P1"/>
      <text:p text:style-name="P1"><text:soft-page-break/>Palabras claves:</text:p>
      <text:list text:style-name="L1">
        <text:list-item>
          <text:p text:style-name="P19">Contenedorización.</text:p>
        </text:list-item>
        <text:list-item>
          <text:p text:style-name="P19">Virtualización <text:span text:style-name="T20">basada en contenedores.</text:span></text:p>
        </text:list-item>
        <text:list-item>
          <text:p text:style-name="P19">Seguridad <text:span text:style-name="T20">en contenedores</text:span>.</text:p>
        </text:list-item>
      </text:list>
      <text:p text:style-name="P1">Estado actual del conocimiento del tema:</text:p>
      <text:p text:style-name="P16"><text:tab/>Ante la creciente popularidad del trabajo remoto, se requieren cambios en la infraestructura de red de las empresas, esto incluye la forma en la que se alojan las aplicaciones web, las bases de datos y otros servicios de red. En caso de conflictos de puertos, las aplicaciones web y servicios de red se alojan en servidores independientes.</text:p>
      <text:p text:style-name="P16"><text:tab/>Al permitirse el trafico de red desde una red externa, se puede requerir reenvío de puertos <text:s/>o equipar a servidores con direcciones IP globales. Ademas el dispositivo debe estar debidamente protegido. Esto aumenta significativamente la carga de trabajo del administrador de red, ya que es su tarea mantener los sistemas operativos del servidor mediante la actualización y el mantenimiento de las medidas de seguridad habilitadas. A mayor cantidad de dispositivos, mayor probabilidad de fallos de seguridad y de una posible fuga de datos de por parte de una entidad no autorizada.</text:p>
      <text:p text:style-name="P16"><text:tab/>Una solución a esto puede ser el uso de la virtualización <text:span text:style-name="T7">basada en hipervisor</text:span>. Un hipervisor es una pieza de software que crea y utiliza maquinas virtuales. Los administradores de sistemas pueden optimizar el uso de los recursos físicos disponibles y confinar partes individuales de la aplicación en la infraestructura. Una maquina virtual tiene su propio SO y una configuración de red adecuada, también tiene su propia dirección IP en la red local. El trafico de red se puede redirigir entre maquinas virtuales mediante el reenvío de puertos. Alternativamente, encontramos a la red en la nube, como Amazon AWS, en la que se pueden crear maquinas virtuales con direcciones IP globales, lo que hace que el reenv<text:span text:style-name="T3">ío</text:span> de puertos no sea necesario. </text:p>
      <text:p text:style-name="P16"><text:soft-page-break/><text:tab/>Sin embargo los costos de esto pueden ser altos, ya los SO de cada maquina virtual crean una sobrecarga en la nube. Estos centros de datos de computación en la nube representan el 10% del consumo mundial de energía, esta cifra va en aumento. Esto también se aplica a servidores locales en donde los recursos serán utilizados por los SO de las maquinas virtuales que mantiene, ademas de esto se tiene que protegerlas. El aislamiento de aplicaciones y procesos mediante este método es costoso.</text:p>
      <text:p text:style-name="P15"><text:tab/>Una mejor solución a todo esto podría ser contenedorizar la aplicación, creando un entorno aislado pero funcionando en el mismo SO del dispositivo principal. <text:span text:style-name="T14">“La virtualización de contenedores a menudo se denomina virtualización a nivel de sistema operativo. La tecnología de contenedores permite ejecutar varias instancias de espacio de usuario aislado en un único host” </text:span><text:span text:style-name="T6">(James Turnbull, 2019, p. 6)</text:span></text:p>
      <text:p text:style-name="P15"><text:span text:style-name="T3"><text:tab/>S</text:span>e pueden crear adaptadores de red virtual para aislar las conexiones de red realizadas por aplicaciones en contenedores del SO principal y la red local principal. Las apps en contenedores pueden usar los puertos de red predeterminados sin interferir con otras aplicaciones en contenedores si operan en otra infraestructura de red virtual. Tampoco se interfiere con el sistema operativo principal, Las redes virtuales permiten el reenvío de puertos del adaptador de red virtual para que el sistema operativo host pueda acceder y compartir los servicios mantenidos por el contenedor en las redes locales y externas. Contenedorizar servicios resuelve por completo las colisiones de puertos y las colisiones de configuración requerida por dependencias comunes.</text:p>
      <text:p text:style-name="P15"><text:tab/>Por todo esto los métodos de virtualizaci<text:span text:style-name="T3">ó</text:span>n de bajo costo (basados en contenedores) se están volviendo indispensables. Han ganado impulso notable recientemente ya que permite desarrollar, operar y mantener pequeños servicios encapsulados, requiere imágenes de maquinas desechables y son fáciles de usar. </text:p>
      <text:p text:style-name="P15"><text:soft-page-break/><text:tab/>La virtualización basada en contenedores reduce los gastos generales y por lo tanto, mejora la utilización de los centros de datos. Con este método se puede aislar procesos sin emulación de hardware. Mediante el uso de un solo kernel por máquina completa, la virtualización basada en contenedores podría alejar el paradigma de la nube de las máquinas virtuales basadas en hipervisor.</text:p>
      <text:p text:style-name="P5"><text:tab/>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text:p>
      <text:p text:style-name="P8"><text:tab/>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text:p>
      <text:p text:style-name="P9"><text:tab/>La contenedorización ofrece un buen rendimiento, con un aislamiento similar (pero inferior) al de una maquina virtual, pero aun debe lograr una madurez técnica, <text:span text:style-name="T12">lo que contribuye a limitar su difusión, ya que el personal de seguridad no puede implementar varias políticas de seguridad que se deben cumplir</text:span>.</text:p>
      <text:p text:style-name="P8"><text:tab/>Los aspectos mas importantes de la seguridad de los contenedores son el perfeccionamiento de técnicas y principios de seguridad bien establecidos. Gran parte de la seguridad de los contenedores depende directamente de los desarrolladores, siendo estos los responsables de brindar seguridad en la mayoría de los aspectos.</text:p>
      <text:p text:style-name="P15"><text:tab/>Ademas el mecanismo de aislamiento del contenedor es mucho mas débil en comparación con el de una maquina virtual convencional, lo que contribuye a limitar su <text:soft-page-break/>difusión, ya que el personal de seguridad no puede implementar varias políticas de seguridad que se deben cumplir. </text:p>
      <text:p text:style-name="P15"><text:span text:style-name="T3"><text:tab/>La falta de disponibilidad de los soportes multiplataforma </text:span>hace que los contenedores sean menos portátiles que las máquinas virtuales. Sin almacenamiento persistente, crear y eliminando una gran cantidad de contenedores con cargas de trabajo, incluyendo miles de tareas en un entorno distribuido, es a menudo costoso cargas de trabajo del sistema significativamente altas. <text:span text:style-name="T3">L</text:span>a carga de trabajo se puede reducir compartiendo contenedores entre múltiples tareas a costa de perder el aislamiento, lo que aumenta la posibilidad de una brecha de seguridad.</text:p>
      <text:p text:style-name="P15"><text:tab/>Por los tanto todas estas problemáticas se deben abordar para continuar con el creciente impulso de la contenedorizac<text:span text:style-name="T4">ió</text:span>n en producciones industriales. <text:span text:style-name="T2">P</text:span><text:span text:style-name="T16">ara mantener el impulso actual de la industria en un futuro previsible, existe una necesidad urgente de analizar los beneficios y debilidades de la contenedorizaci</text:span><text:span text:style-name="T2">ó</text:span><text:span text:style-name="T16">n <text:s/>junto con varios tecnicismos subyacentes.</text:span></text:p>
      <text:p text:style-name="P17"><text:tab/>Sin embargo, con los desarrollos tecnol<text:span text:style-name="T2">ó</text:span>gicos recientes tanto en m<text:span text:style-name="T2">á</text:span>quinas virtuales como en virtualizaciones livianas, la creciente aceptaci<text:span text:style-name="T2">ó</text:span>n industrial de la contenedorizaci<text:span text:style-name="T2">ó</text:span>n pronto se ver<text:span text:style-name="T2">á </text:span>desafiada ya que la necesidad del d<text:span text:style-name="T2">í</text:span>a se ha desplazado hacia las ventajas.</text:p>
      <text:p text:style-name="P12"><text:span text:style-name="T10"><text:tab/>Aparte del rendimiento de estado estable, se cree firmemente que la combinaci</text:span><text:span text:style-name="T11">ó</text:span><text:span text:style-name="T10">n de comodidad, implementaci</text:span><text:span text:style-name="T11">ó</text:span><text:span text:style-name="T10">n m</text:span><text:span text:style-name="T11">á</text:span><text:span text:style-name="T10">s r</text:span><text:span text:style-name="T11">á</text:span><text:span text:style-name="T10">pida y constante, elasticidad y rendimiento ser</text:span><text:span text:style-name="T11">á</text:span><text:span text:style-name="T10"> extremadamente atractiva en un futuro, un arranque m</text:span><text:span text:style-name="T11">á</text:span><text:span text:style-name="T10">s r</text:span><text:span text:style-name="T11">á</text:span><text:span text:style-name="T10">pido y una virtualizaci</text:span><text:span text:style-name="T11">ó</text:span><text:span text:style-name="T10">n ligera. Por lo tanto, para mantener su amplia aceptaci</text:span><text:span text:style-name="T11">ó</text:span><text:span text:style-name="T10">n industrial, la contenedorizaci</text:span><text:span text:style-name="T11">ó</text:span><text:span text:style-name="T10">n debe centrarse en los siguientes temas importantes, como: </text:span><text:span text:style-name="T11">el</text:span><text:span text:style-name="T10"> desarrollo de herramientas y t</text:span><text:span text:style-name="T11">é</text:span><text:span text:style-name="T10">cnicas para fortalecer el aislamiento de los contenedores; </text:span><text:span text:style-name="T11">el</text:span><text:span text:style-name="T10"> desarrollo de herramientas para la gesti</text:span><text:span text:style-name="T11">ó</text:span><text:span text:style-name="T10">n eficiente de contenedores y la gesti</text:span><text:span text:style-name="T11">ó</text:span><text:span text:style-name="T10">n de orquestas. </text:span><text:span text:style-name="T11">El</text:span><text:span text:style-name="T10"> desarrollo de herramientas para mejorar la portabilidad y el soporte </text:span><text:soft-page-break/><text:span text:style-name="T10">multiplataforma; </text:span><text:span text:style-name="T11">El</text:span><text:span text:style-name="T10"> desarrollo de herramientas para proporcionar instalaciones de almacenamiento persistente para aplicaciones alojadas.</text:span></text:p>
      <text:p text:style-name="P11"><text:tab/>Los contenedores son importantes para el futuro de la computación en la nube. Los microservicios y los contenedores están estrechamente relacionados, donde los contenedores son el estándar para implementar microservicios.</text:p>
      <text:p text:style-name="P10">Una de las principales barreras para la adopción generalizada de los contenedores son los posibles problemas de seguridad que enfrentan.</text:p>
      <text:p text:style-name="P4"/>
      <text:p text:style-name="P1">Hipótesis o justificación:</text:p>
      <text:p text:style-name="P21">La contenedorización es mucho mas eficiente en consumo de recursos que la virtualización basada en hipervisor. <text:span text:style-name="T21">Mejorando su seguridad, </text:span>la migración a contenedores <text:span text:style-name="T15">no tardará en llegar.</text:span></text:p>
      <text:p text:style-name="P1">Objetivos:</text:p>
      <text:list text:style-name="L2">
        <text:list-item>
          <text:p text:style-name="P20">Analizar problemas de seguridad actuales que sufre la virtualización basada en contenedores.</text:p>
        </text:list-item>
        <text:list-item>
          <text:p text:style-name="P20">Comparar la seguridad de los contenedores con los de las maquinas virtuales convencionales.</text:p>
        </text:list-item>
        <text:list-item>
          <text:p text:style-name="P20">Determinar posibles soluciones a los problemas de seguridad en la contenedorización.</text:p>
        </text:list-item>
        <text:list-item>
          <text:p text:style-name="P20">Describir los estándares actuales de seguridad aplicables a contenedores.</text:p>
        </text:list-item>
      </text:list>
      <text:p text:style-name="P3">Bibliografía</text:p>
      <text:list text:style-name="L3">
        <text:list-item>
          <text:p text:style-name="P22">Scheepers, M. J. (2014, June). Virtualization and containerization of application infrastructure: A comparison. In <text:span text:style-name="T13">21st twente student conference on IT</text:span> (Vol. 21).</text:p>
        </text:list-item>
        <text:list-item>
          <text:p text:style-name="P22">Sultan, S., Ahmad, I., &amp; Dimitriou, T. (2019). Container security: Issues, challenges, and the road ahead. <text:span text:style-name="T13">IEEE Access</text:span>, <text:span text:style-name="T13">7</text:span>, 52976-52996.</text:p>
        </text:list-item>
        <text:list-item>
          <text:p text:style-name="P22"><text:soft-page-break/>Souppaya, M., Morello, J., &amp; Scarfone, K. (2017). <text:span text:style-name="T13">Application container security guide</text:span> (No. NIST Special Publication (SP) 800-190 (Draft)). National Institute of Standards and Technology.</text:p>
        </text:list-item>
        <text:list-item>
          <text:p text:style-name="P22">Turnbull, J. (2014). <text:span text:style-name="T13">The Docker Book: Containerization is the new virtualization</text:span>. James Turnbull.</text:p>
        </text:list-item>
        <text:list-item>
          <text:p text:style-name="P22">Furnadzhiev, R., &amp; Shopov, M. (2022, September). A review of security mechanisms and open issues of containerized deployments. In AIP Conference Proceedings (Vol. 2449, No. 1, p. 040007). AIP Publishing LLC.</text:p>
        </text:list-item>
      </text:lis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2:30:22.790462098</meta:creation-date>
    <dc:date>2022-09-27T15:21:09.182577086</dc:date>
    <meta:editing-duration>PT9H41M40S</meta:editing-duration>
    <meta:editing-cycles>23</meta:editing-cycles>
    <meta:generator>LibreOffice/7.4.1.2$Linux_X86_64 LibreOffice_project/40$Build-2</meta:generator>
    <meta:document-statistic meta:table-count="0" meta:image-count="0" meta:object-count="0" meta:page-count="7" meta:paragraph-count="48" meta:word-count="1676" meta:character-count="11233" meta:non-whitespace-character-count="9592"/>
  </office:meta>
</office:document-meta>
</file>